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Georgia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sans-serif" fo:font-size="12pt" fo:letter-spacing="normal" fo:font-style="normal" fo:font-weight="normal" officeooo:rsid="00048dd4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048dd4" style:font-size-asian="12pt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048dd4" style:font-size-asian="12pt" style:font-size-complex="12pt"/>
    </style:style>
    <style:style style:name="T1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3" style:family="text">
      <style:text-properties fo:font-variant="normal" fo:text-transform="none" fo:color="#222222" style:font-name="sans-serif" fo:font-size="10.5pt" fo:letter-spacing="normal" fo:font-style="normal" fo:font-weight="normal" officeooo:rsid="00048dd4"/>
    </style:style>
    <style:style style:name="T14" style:family="text">
      <style:text-properties fo:font-variant="normal" fo:text-transform="none" fo:color="#222222" style:font-name="sans-serif" fo:letter-spacing="normal" fo:font-style="normal" fo:font-weight="normal"/>
    </style:style>
    <style:style style:name="T15" style:family="text">
      <style:text-properties fo:font-variant="normal" fo:text-transform="none" fo:color="#222222" style:font-name="sans-serif" fo:letter-spacing="normal" fo:font-style="normal" fo:font-weight="normal" officeooo:rsid="00048dd4"/>
    </style:style>
    <style:style style:name="T16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222222" style:font-name="sans-serif" fo:font-size="12pt" fo:letter-spacing="normal" fo:font-style="normal" fo:font-weight="normal" officeooo:rsid="00048dd4" style:font-size-asian="12pt" style:font-size-complex="12pt"/>
    </style:style>
    <style:style style:name="T1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style:font-name="Georgia" fo:letter-spacing="normal" fo:font-style="normal" fo:font-weight="normal"/>
    </style:style>
    <style:style style:name="T22" style:family="text">
      <style:text-properties fo:font-variant="normal" fo:text-transform="none" style:font-name="sans-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style:font-name="sans-serif" fo:font-size="12pt" fo:letter-spacing="normal" fo:font-style="normal" fo:font-weight="normal" officeooo:rsid="00048dd4" style:font-size-asian="12pt" style:font-size-complex="12pt"/>
    </style:style>
    <style:style style:name="T24" style:family="text">
      <style:text-properties fo:font-variant="normal" fo:text-transform="none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5">Gli erndo me gl</text:span><text:span text:style-name="T26">oi di oggi invece si distinguono da quelli mitologici perché inseriti in un contesto differente e spesso compiono atti di pace a amore, e non di guerra.<text:line-break/>Seco</text:span><text:span text:style-name="T25">i eroi veri sono quelle persone che ci aiutano quando ne abbiamo bisogno: ad esempio i Medici Senza Frontiere, Maria Teresa di Calcutta, Rita Levi Montalcini.</text:span><text:line-break/><text:span text:style-name="T25">Eroe non vuol dire fare qualcosa per il premio che si riceve dopo o per la popolarità che ne deriva; ma vuol dire fare qualcosa che ci si sente di fare dentro di noi, dal profondo del nostro cuore, nel bene del prossimo, i missionari ne sono un esempio.</text:span><text:line-break/><text:span text:style-name="T25">È un eroe e una persona coraggiosa anche la nostra mamma, che ci ascolta sempre e ci aiuta, la facciamo spesso arrabbiare, ma lei ci perdona sempre.</text:span> </text:p>
      <text:p text:style-name="P2"/>
      <text:p text:style-name="P3"><text:span text:style-name="T10">Il termine greco </text:span><text:span text:style-name="T11">arete</text:span><text:span text:style-name="T10"> in origine significava la capacità di qualsiasi cosa, animale o persona di assolvere bene il proprio compito: così c'è un'aretè dell'arco, un'aretè del cavallo. Di qui il successivo accostamento al tema semantico del latino virtus (questa infatti non è che l'aretè del vir, la bravura dell'‘eroe') per designare il valore spirituale e la bravura morale dell'uomo. Infatti nella visione della vita secondo la </text:span><text:a xlink:type="simple" xlink:href="https://it.wikipedia.org/wiki/Filosofia_antica" text:style-name="Internet_20_link" text:visited-style-name="Visited_20_Internet_20_Link"><text:span text:style-name="T7">filosofia antica</text:span></text:a><text:span text:style-name="T10"> greca, la concezione dell'aretè non era connessa all'azione per il conseguimento del bene, bensì indicava semplicemente una forza d'animo, un vigore morale e anche fisico. Essa coincide con la realizzazione dell'essenza innata della persona, sia sul piano dell'aspetto fisico, il lavoro, il comportamento e gli interessi intellettuali.</text:span></text:p>
      <text:p text:style-name="P4"><text:span text:style-name="T10">Questa concezione di virtù contiene l'eccellenza degli eroi omerici, quella degli statisti Ateniesi, o quella descritta nel </text:span><text:a xlink:type="simple" xlink:href="https://it.wikipedia.org/wiki/Menone_(dialogo)" text:style-name="Internet_20_link" text:visited-style-name="Visited_20_Internet_20_Link"><text:span text:style-name="T7">Menone</text:span></text:a><text:span text:style-name="T10"> di Platone ovvero la capacità di ben governare. In questo senso il coraggio, la moderazione e la giustizia erano virtù morali</text:span><text:bookmark text:name="cite_ref-2"/><text:a xlink:type="simple" xlink:href="https://it.wikipedia.org/wiki/Virtù#cite_note-2" text:style-name="Internet_20_link" text:visited-style-name="Visited_20_Internet_20_Link"><text:span text:style-name="T7">[2]</text:span></text:a><text:span text:style-name="T10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7:33:49.318000000</meta:creation-date>
    <dc:date>2017-05-17T17:49:45.034000000</dc:date>
    <meta:editing-duration>PT45S</meta:editing-duration>
    <meta:editing-cycles>1</meta:editing-cycles>
    <meta:document-statistic meta:table-count="0" meta:image-count="0" meta:object-count="0" meta:page-count="1" meta:paragraph-count="3" meta:word-count="287" meta:character-count="1777" meta:non-whitespace-character-count="1492"/>
    <meta:generator>LibreOffice/4.3.5.2$Windows_x86 LibreOffice_project/3a87456aaa6a95c63eea1c1b3201acedf0751bd5</meta:generator>
  </office:meta>
</office:document-meta>
</file>